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C2:Sheet1.C6 Sheet1.N1:Sheet1.N1 Sheet1.N2:Sheet1.N6 Sheet1.C2:Sheet1.C6 Sheet1.O1:Sheet1.O1 Sheet1.O2:Sheet1.O6 Sheet1.C2:Sheet1.C6 Sheet1.P1:Sheet1.P1 Sheet1.P2:Sheet1.P6 Sheet1.C2:Sheet1.C6 Sheet1.Q1:Sheet1.Q1 Sheet1.Q2:Sheet1.Q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N1:Sheet1.N1 Sheet1.N2:Sheet1.N6 Sheet1.C2:Sheet1.C6 Sheet1.O1:Sheet1.O1 Sheet1.O2:Sheet1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48261008055" calcext:value-type="float">
            <text:p>0,0148261008</text:p>
          </table:table-cell>
          <table:table-cell office:value-type="float" office:value="0.243913059649" calcext:value-type="float">
            <text:p>0,2439130596</text:p>
          </table:table-cell>
          <table:table-cell office:value-type="float" office:value="0" calcext:value-type="float">
            <text:p>0</text:p>
          </table:table-cell>
          <table:table-cell office:value-type="float" office:value="0.0082256503727" calcext:value-type="float">
            <text:p>0,0082256504</text:p>
          </table:table-cell>
          <table:table-cell office:value-type="float" office:value="19.7826086957" calcext:value-type="float">
            <text:p>19,7826086957</text:p>
          </table:table-cell>
          <table:table-cell office:value-type="float" office:value="24.3913043478" calcext:value-type="float">
            <text:p>24,3913043478</text:p>
          </table:table-cell>
          <table:table-cell office:value-type="float" office:value="86.6447826087" calcext:value-type="float">
            <text:p>86,6447826087</text:p>
          </table:table-cell>
          <table:table-cell office:value-type="float" office:value="298.094347826" calcext:value-type="float">
            <text:p>298,094347826</text:p>
          </table:table-cell>
          <table:table-cell office:value-type="float" office:value="27.7130434783" calcext:value-type="float">
            <text:p>27,7130434783</text:p>
          </table:table-cell>
          <table:table-cell office:value-type="float" office:value="29.8689130435" calcext:value-type="float">
            <text:p>29,8689130435</text:p>
          </table:table-cell>
          <table:table-cell office:value-type="float" office:value="153.900963043" calcext:value-type="float">
            <text:p>153,900963043</text:p>
          </table:table-cell>
          <table:table-cell office:value-type="float" office:value="635.881794796" calcext:value-type="float">
            <text:p>635,88179479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126481497729" calcext:value-type="float">
            <text:p>0,1264814977</text:p>
          </table:table-cell>
          <table:table-cell office:value-type="float" office:value="1.10796296155" calcext:value-type="float">
            <text:p>1,1079629616</text:p>
          </table:table-cell>
          <table:table-cell office:value-type="float" office:value="0" calcext:value-type="float">
            <text:p>0</text:p>
          </table:table-cell>
          <table:table-cell office:value-type="float" office:value="0.0237562960166" calcext:value-type="float">
            <text:p>0,023756296</text:p>
          </table:table-cell>
          <table:table-cell office:value-type="float" office:value="38.6666666667" calcext:value-type="float">
            <text:p>38,6666666667</text:p>
          </table:table-cell>
          <table:table-cell office:value-type="float" office:value="40.5925925926" calcext:value-type="float">
            <text:p>40,5925925926</text:p>
          </table:table-cell>
          <table:table-cell office:value-type="float" office:value="249.758518519" calcext:value-type="float">
            <text:p>249,758518519</text:p>
          </table:table-cell>
          <table:table-cell office:value-type="float" office:value="1301.37962963" calcext:value-type="float">
            <text:p>1301,37962963</text:p>
          </table:table-cell>
          <table:table-cell office:value-type="float" office:value="51.9211111111" calcext:value-type="float">
            <text:p>51,9211111111</text:p>
          </table:table-cell>
          <table:table-cell office:value-type="float" office:value="54.297962963" calcext:value-type="float">
            <text:p>54,297962963</text:p>
          </table:table-cell>
          <table:table-cell office:value-type="float" office:value="450.227248148" calcext:value-type="float">
            <text:p>450,227248148</text:p>
          </table:table-cell>
          <table:table-cell office:value-type="float" office:value="2830.72540075" calcext:value-type="float">
            <text:p>2830,72540075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537777788109" calcext:value-type="float">
            <text:p>0,5377777881</text:p>
          </table:table-cell>
          <table:table-cell office:value-type="float" office:value="5.22491664357" calcext:value-type="float">
            <text:p>5,2249166436</text:p>
          </table:table-cell>
          <table:table-cell office:value-type="float" office:value="0" calcext:value-type="float">
            <text:p>0</text:p>
          </table:table-cell>
          <table:table-cell office:value-type="float" office:value="0.0552080575625" calcext:value-type="float">
            <text:p>0,0552080576</text:p>
          </table:table-cell>
          <table:table-cell office:value-type="float" office:value="56.3333333333" calcext:value-type="float">
            <text:p>56,3333333333</text:p>
          </table:table-cell>
          <table:table-cell office:value-type="float" office:value="58.4722222222" calcext:value-type="float">
            <text:p>58,4722222222</text:p>
          </table:table-cell>
          <table:table-cell office:value-type="float" office:value="425.332777778" calcext:value-type="float">
            <text:p>425,332777778</text:p>
          </table:table-cell>
          <table:table-cell office:value-type="float" office:value="2817.49777778" calcext:value-type="float">
            <text:p>2817,49777778</text:p>
          </table:table-cell>
          <table:table-cell office:value-type="float" office:value="74.9891666667" calcext:value-type="float">
            <text:p>74,9891666667</text:p>
          </table:table-cell>
          <table:table-cell office:value-type="float" office:value="78.9827777778" calcext:value-type="float">
            <text:p>78,9827777778</text:p>
          </table:table-cell>
          <table:table-cell office:value-type="float" office:value="767.482533333" calcext:value-type="float">
            <text:p>767,482533333</text:p>
          </table:table-cell>
          <table:table-cell office:value-type="float" office:value="6174.50077526" calcext:value-type="float">
            <text:p>6174,5007752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6400" calcext:value-type="float">
            <text:p>64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.5697666804" calcext:value-type="float">
            <text:p>1,5697666804</text:p>
          </table:table-cell>
          <table:table-cell office:value-type="float" office:value="19.6238999764" calcext:value-type="float">
            <text:p>19,6238999764</text:p>
          </table:table-cell>
          <table:table-cell office:value-type="float" office:value="0" calcext:value-type="float">
            <text:p>0</text:p>
          </table:table-cell>
          <table:table-cell office:value-type="float" office:value="0.0954233311018" calcext:value-type="float">
            <text:p>0,0954233311</text:p>
          </table:table-cell>
          <table:table-cell office:value-type="float" office:value="77.6333333333" calcext:value-type="float">
            <text:p>77,6333333333</text:p>
          </table:table-cell>
          <table:table-cell office:value-type="float" office:value="80.8666666667" calcext:value-type="float">
            <text:p>80,8666666667</text:p>
          </table:table-cell>
          <table:table-cell office:value-type="float" office:value="637.435666667" calcext:value-type="float">
            <text:p>637,435666667</text:p>
          </table:table-cell>
          <table:table-cell office:value-type="float" office:value="5250.11" calcext:value-type="float">
            <text:p>5250,11</text:p>
          </table:table-cell>
          <table:table-cell office:value-type="float" office:value="103.077166667" calcext:value-type="float">
            <text:p>103,077166667</text:p>
          </table:table-cell>
          <table:table-cell office:value-type="float" office:value="109.174833333" calcext:value-type="float">
            <text:p>109,174833333</text:p>
          </table:table-cell>
          <table:table-cell office:value-type="float" office:value="1158.91203333" calcext:value-type="float">
            <text:p>1158,91203333</text:p>
          </table:table-cell>
          <table:table-cell office:value-type="float" office:value="11573.926281" calcext:value-type="float">
            <text:p>11573,92628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.06970587198" calcext:value-type="float">
            <text:p>4,069705872</text:p>
          </table:table-cell>
          <table:table-cell office:value-type="float" office:value="58.369088243" calcext:value-type="float">
            <text:p>58,369088243</text:p>
          </table:table-cell>
          <table:table-cell office:value-type="float" office:value="0" calcext:value-type="float">
            <text:p>0</text:p>
          </table:table-cell>
          <table:table-cell office:value-type="float" office:value="0.154873530584" calcext:value-type="float">
            <text:p>0,1548735306</text:p>
          </table:table-cell>
          <table:table-cell office:value-type="float" office:value="96.3529411765" calcext:value-type="float">
            <text:p>96,3529411765</text:p>
          </table:table-cell>
          <table:table-cell office:value-type="float" office:value="100.264705882" calcext:value-type="float">
            <text:p>100,264705882</text:p>
          </table:table-cell>
          <table:table-cell office:value-type="float" office:value="901.330588235" calcext:value-type="float">
            <text:p>901,330588235</text:p>
          </table:table-cell>
          <table:table-cell office:value-type="float" office:value="8115.17588235" calcext:value-type="float">
            <text:p>8115,17588235</text:p>
          </table:table-cell>
          <table:table-cell office:value-type="float" office:value="128.997205882" calcext:value-type="float">
            <text:p>128,997205882</text:p>
          </table:table-cell>
          <table:table-cell office:value-type="float" office:value="135.443676471" calcext:value-type="float">
            <text:p>135,443676471</text:p>
          </table:table-cell>
          <table:table-cell office:value-type="float" office:value="1634.80486471" calcext:value-type="float">
            <text:p>1634,80486471</text:p>
          </table:table-cell>
          <table:table-cell office:value-type="float" office:value="17944.456863" calcext:value-type="float">
            <text:p>17944,456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4:19:51.0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4:20:13.058000000</dc:date>
    <meta:generator>LibreOffice/4.2.5.2$Windows_x86 LibreOffice_project/61cb170a04bb1f12e77c884eab9192be736ec5f5</meta:generator>
    <meta:editing-duration>PT7M26S</meta:editing-duration>
    <meta:editing-cycles>6</meta:editing-cycles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4</text:p>
        </chart:subtitle>
        <chart:legend chart:legend-position="end" svg:x="12.275cm" svg:y="3.454cm" style:legend-expansion="high" chart:style-name="ch4"/>
        <chart:plot-area chart:style-name="ch5" table:cell-range-address="Sheet1.C2:Sheet1.C6 Sheet1.N1:Sheet1.Q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series chart:style-name="ch12" chart:values-cell-range-address="Sheet1.P2:Sheet1.P6" chart:label-cell-address="Sheet1.P1:Sheet1.P1" chart:class="chart:scatter">
            <chart:data-point chart:repeated="5"/>
          </chart:series>
          <chart:series chart:style-name="ch13" chart:values-cell-range-address="Sheet1.Q2:Sheet1.Q6" chart:label-cell-address="Sheet1.Q1:Sheet1.Q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  <table:table-cell office:value-type="string">
                <text:p>random potraga</text:p>
                <draw:g>
                  <svg:desc>Sheet1.P1:Sheet1.P1</svg:desc>
                </draw:g>
              </table:table-cell>
              <table:table-cell office:value-type="string">
                <text:p>random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7.7130434783">
                <text:p>27.7130434783</text:p>
                <draw:g>
                  <svg:desc>Sheet1.N2:Sheet1.N6</svg:desc>
                </draw:g>
              </table:table-cell>
              <table:table-cell office:value-type="float" office:value="29.8689130435">
                <text:p>29.8689130435</text:p>
                <draw:g>
                  <svg:desc>Sheet1.O2:Sheet1.O6</svg:desc>
                </draw:g>
              </table:table-cell>
              <table:table-cell office:value-type="float" office:value="153.900963043">
                <text:p>153.900963043</text:p>
                <draw:g>
                  <svg:desc>Sheet1.P2:Sheet1.P6</svg:desc>
                </draw:g>
              </table:table-cell>
              <table:table-cell office:value-type="float" office:value="635.881794796">
                <text:p>635.881794796</text:p>
                <draw:g>
                  <svg:desc>Sheet1.Q2:Sheet1.Q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1.9211111111">
                <text:p>51.9211111111</text:p>
              </table:table-cell>
              <table:table-cell office:value-type="float" office:value="54.297962963">
                <text:p>54.297962963</text:p>
              </table:table-cell>
              <table:table-cell office:value-type="float" office:value="450.227248148">
                <text:p>450.227248148</text:p>
              </table:table-cell>
              <table:table-cell office:value-type="float" office:value="2830.72540075">
                <text:p>2830.725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4.9891666667">
                <text:p>74.9891666667</text:p>
              </table:table-cell>
              <table:table-cell office:value-type="float" office:value="78.9827777778">
                <text:p>78.9827777778</text:p>
              </table:table-cell>
              <table:table-cell office:value-type="float" office:value="767.482533333">
                <text:p>767.482533333</text:p>
              </table:table-cell>
              <table:table-cell office:value-type="float" office:value="6174.50077526">
                <text:p>6174.50077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3.077166667">
                <text:p>103.077166667</text:p>
              </table:table-cell>
              <table:table-cell office:value-type="float" office:value="109.174833333">
                <text:p>109.174833333</text:p>
              </table:table-cell>
              <table:table-cell office:value-type="float" office:value="1158.91203333">
                <text:p>1158.91203333</text:p>
              </table:table-cell>
              <table:table-cell office:value-type="float" office:value="11573.926281">
                <text:p>11573.926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8.997205882">
                <text:p>128.997205882</text:p>
              </table:table-cell>
              <table:table-cell office:value-type="float" office:value="135.443676471">
                <text:p>135.443676471</text:p>
              </table:table-cell>
              <table:table-cell office:value-type="float" office:value="1634.80486471">
                <text:p>1634.80486471</text:p>
              </table:table-cell>
              <table:table-cell office:value-type="float" office:value="17944.456863">
                <text:p>17944.456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4</text:p>
        </chart:subtitle>
        <chart:legend chart:legend-position="end" svg:x="13.518cm" svg:y="3.952cm" style:legend-expansion="high" chart:style-name="ch4"/>
        <chart:plot-area chart:style-name="ch5" table:cell-range-address="Sheet1.C2:Sheet1.C6 Sheet1.N1:Sheet1.O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7.7130434783">
                <text:p>27.7130434783</text:p>
                <draw:g>
                  <svg:desc>Sheet1.N2:Sheet1.N6</svg:desc>
                </draw:g>
              </table:table-cell>
              <table:table-cell office:value-type="float" office:value="29.8689130435">
                <text:p>29.8689130435</text:p>
                <draw:g>
                  <svg:desc>Sheet1.O2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1.9211111111">
                <text:p>51.9211111111</text:p>
              </table:table-cell>
              <table:table-cell office:value-type="float" office:value="54.297962963">
                <text:p>54.297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4.9891666667">
                <text:p>74.9891666667</text:p>
              </table:table-cell>
              <table:table-cell office:value-type="float" office:value="78.9827777778">
                <text:p>78.982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03.077166667">
                <text:p>103.077166667</text:p>
              </table:table-cell>
              <table:table-cell office:value-type="float" office:value="109.174833333">
                <text:p>109.1748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28.997205882">
                <text:p>128.997205882</text:p>
              </table:table-cell>
              <table:table-cell office:value-type="float" office:value="135.443676471">
                <text:p>135.443676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